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869cm" svg:y="0.552cm">
            <draw:object draw:notify-on-update-of-ranges="Sheet1.A2:Sheet1.A3 Sheet1.B2:Sheet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9:13:17.942434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9:15:46.467812522</dc:date>
    <meta:editing-duration>PT3H52M39S</meta:editing-duration>
    <meta:editing-cycles>16</meta:editing-cycles>
    <meta:generator>LibreOffice/7.6.4.1$MacOSX_X86_64 LibreOffice_project/e19e193f88cd6c0525a17fb7a176ed8e6a3e2aa1</meta:generator>
    <meta:document-statistic meta:table-count="1" meta:cell-count="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2:Sheet1.B3" svg:x="0.609cm" svg:y="0.194cm" svg:width="29.278cm" svg:height="9.333cm">
          <chart:coordinate-region svg:x="1.049cm" svg:y="0.395cm" svg:width="28.743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" chart:class="chart:scatter">
            <chart:domain table:cell-range-address="Sheet1.A2:Sheet1.A3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</svg:desc>
                </draw:g>
              </table:table-cell>
              <table:table-cell office:value-type="float" office:value="0">
                <text:p>0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